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8-21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8-0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6-27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3-31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9-19 0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8-30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9-26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6-23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9-21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23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6-2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1-23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1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1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1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4-06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1-02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11-10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9-2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8-0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6-19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1-1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9-26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1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5-20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1-23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9-12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13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2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2-2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7-11-09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7-09-26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7-08-0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7-04-04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6-11-17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6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1</text:p>
          </table:table-cell>
          <table:table-cell office:value-type="string" calcext:value-type="string">
            <text:p>QBAA nr Backus; Badoura SNA</text:p>
          </table:table-cell>
          <table:table-cell office:value-type="string" calcext:value-type="string">
            <text:p>2016-08-09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0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132" meta:object-count="0"/>
    <meta:user-defined meta:name="AppVersion">3.0</meta:user-defined>
  </office:meta>
</office:document-meta>
</file>